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jgru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com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om_traffic_sign_di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motorwa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0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p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5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9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1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5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uta_europe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d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i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f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km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km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_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5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p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affic_sign_di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},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08:35:51.246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1:01:02.859000000</meta:creation-date>
    <dc:date>2019-03-10T08:43:05.883000000</dc:date>
    <meta:editing-duration>PT17M11S</meta:editing-duration>
    <meta:editing-cycles>6</meta:editing-cycles>
    <meta:generator>LibreOffice/6.1.4.2$Windows_x86 LibreOffice_project/9d0f32d1f0b509096fd65e0d4bec26ddd1938fd3</meta:generator>
    <meta:document-statistic meta:table-count="1" meta:cell-count="9014" meta:object-count="0"/>
  </office:meta>
</office:document-meta>
</file>